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747f4" officeooo:paragraph-rsid="000747f4"/>
    </style:style>
    <style:style style:name="P2" style:family="paragraph" style:parent-style-name="Text_20_body">
      <style:text-properties officeooo:rsid="0008f1eb" officeooo:paragraph-rsid="0008f1eb"/>
    </style:style>
    <style:style style:name="P3" style:family="paragraph" style:parent-style-name="Text_20_body">
      <style:text-properties officeooo:rsid="0009a6b5" officeooo:paragraph-rsid="0009a6b5"/>
    </style:style>
    <style:style style:name="P4" style:family="paragraph" style:parent-style-name="Text_20_body" style:list-style-name="L1">
      <style:text-properties officeooo:rsid="0009a6b5" officeooo:paragraph-rsid="000b16eb"/>
    </style:style>
    <style:style style:name="P5" style:family="paragraph" style:parent-style-name="Text_20_body" style:list-style-name="L2">
      <style:text-properties officeooo:rsid="0009a6b5" officeooo:paragraph-rsid="0009a6b5"/>
    </style:style>
    <style:style style:name="P6" style:family="paragraph" style:parent-style-name="Text_20_body">
      <style:text-properties officeooo:rsid="000b16eb" officeooo:paragraph-rsid="000b16eb"/>
    </style:style>
    <style:style style:name="P7" style:family="paragraph" style:parent-style-name="Text_20_body" style:list-style-name="L4">
      <style:text-properties officeooo:rsid="000b16eb" officeooo:paragraph-rsid="000b16eb"/>
    </style:style>
    <style:style style:name="P8" style:family="paragraph" style:parent-style-name="Text_20_body" style:list-style-name="L4">
      <style:text-properties officeooo:paragraph-rsid="000b16eb"/>
    </style:style>
    <style:style style:name="P9" style:family="paragraph" style:parent-style-name="Text_20_body" style:list-style-name="L4">
      <style:text-properties officeooo:rsid="000c9272" officeooo:paragraph-rsid="000c9272"/>
    </style:style>
    <style:style style:name="T1" style:family="text">
      <style:text-properties officeooo:rsid="0009a6b5"/>
    </style:style>
    <style:style style:name="T2" style:family="text">
      <style:text-properties officeooo:rsid="000b16eb"/>
    </style:style>
    <style:style style:name="T3" style:family="text">
      <style:text-properties officeooo:rsid="000c92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e proof is presented in three parts: First we prove that path inversion works, then that the edge coloring is valid, then that the algorithm requires at most 1 color more than the maximum degree of the graph.</text:p>
      <text:h text:style-name="Heading_20_1" text:outline-level="1">D<text:span text:style-name="T1">efinitions:</text:span></text:h>
      <text:list xml:id="list2292403949478926382" text:style-name="L1">
        <text:list-item>
          <text:p text:style-name="P4">V and W are vertices in the graph</text:p>
        </text:list-item>
        <text:list-item>
          <text:p text:style-name="P4">C and D are colors</text:p>
        </text:list-item>
        <text:list-item>
          <text:p text:style-name="P4">F is a maximal fan on V</text:p>
        </text:list-item>
        <text:list-item>
          <text:p text:style-name="P4">K is the size of the fan F. We'll start numbering F's elements at 1, so F[1] is the first vertex in F and F[K] is the last vertex.</text:p>
        </text:list-item>
      </text:list>
      <text:h text:style-name="Heading_20_1" text:outline-level="1">Part 1: Path inversion</text:h>
      <text:p text:style-name="P3">Prior to the inversion, there are two possibilities:</text:p>
      <text:list xml:id="list613415404336680515" text:style-name="L2">
        <text:list-item>
          <text:p text:style-name="P5">F has one edge colored D. </text:p>
        </text:list-item>
        <text:list-item>
          <text:p text:style-name="P5">F has zero edges colored D. </text:p>
        </text:list-item>
      </text:list>
      <text:h text:style-name="Heading_20_1" text:outline-level="1">Part 2: Proper edge coloring</text:h>
      <text:p text:style-name="P6">This part of the proof uses induction.</text:p>
      <text:list xml:id="list3262050724536996924" text:style-name="L4">
        <text:list-item>
          <text:p text:style-name="P8"><text:span text:style-name="T2">Base case: No edges are colored; this is a valid coloration.</text:span></text:p>
        </text:list-item>
        <text:list-item>
          <text:p text:style-name="P7">Inductive assumption: Assume the algorithm's previous iteration resulted in a valid coloration.</text:p>
        </text:list-item>
        <text:list-item>
          <text:p text:style-name="P7">Inductive step: <text:span text:style-name="T3">In the current iteration of the algorithm, we invert the path. This ensures that color D is free on vertex V. By the path inversion proof above, D is also free on vertex W. </text:span></text:p>
        </text:list-item>
        <text:list-item>
          <text:p text:style-name="P9">Rotating the fan F` does not invalidate the coloring.</text:p>
        </text:list-item>
        <text:list-item>
          <text:p text:style-name="P9">Thus, setting the color of edge (V,W) to D still results in a valid coloring.</text:p>
        </text:list-item>
      </text:list>
      <text:h text:style-name="Heading_20_1" text:outline-level="1">Part 3: Maximum number of colors</text:h>
      <text:p text:style-name="P2">ff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loext:contextual-spacing="false" fo:line-height="100%" fo:text-indent="0in" style:auto-text-indent="true" style:page-number="auto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6in" fo:margin-right="0in" fo:margin-top="0.139in" fo:margin-bottom="0.0835in" loext:contextual-spacing="false" fo:text-indent="-0.3in" style:auto-text-indent="false" style:page-number="auto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747f4" officeooo:paragraph-rsid="000747f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James Dearing</text:p>
        <text:p text:style-name="MP1"><text:date style:data-style-name="N84" text:date-value="2015-06-10T15:26:29.416983677">2015-06-10</text:date></text:p>
        <text:p text:style-name="MP1">Page <text:page-number text:select-page="current">1</text:page-number> of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4:37:06.817810137</meta:creation-date>
    <dc:title>School essay</dc:title>
    <meta:editing-duration>PT49M21S</meta:editing-duration>
    <meta:editing-cycles>6</meta:editing-cycles>
    <meta:generator>LibreOffice/4.4.3.2$Linux_X86_64 LibreOffice_project/88805f81e9fe61362df02b9941de8e38a9b5fd16</meta:generator>
    <meta:initial-creator>James Dearing</meta:initial-creator>
    <dc:date>2015-06-10T15:26:29.401737314</dc:date>
    <dc:creator>James Dearing</dc:creator>
    <meta:document-statistic meta:table-count="0" meta:image-count="0" meta:object-count="0" meta:page-count="1" meta:paragraph-count="22" meta:word-count="232" meta:character-count="1180" meta:non-whitespace-character-count="978"/>
    <meta:template xlink:type="simple" xlink:actuate="onRequest" xlink:title="School essay" xlink:href="../../../.config/libreoffice/4/user/template/School%20essay.ott" meta:date="2015-06-10T14:37:06.723329624"/>
  </office:meta>
</office:document-meta>
</file>